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r 3 </text:p>
      <text:p text:style-name="P1">These will present a challenge </text:p>
      <text:p text:style-name="P1">What this will do is prepare you for the final section </text:p>
      <text:p text:style-name="P1">Finishing these would give you enough skill for a beginner engineer</text:p>
      <text:p text:style-name="P1"/>
      <text:list xml:id="list29345022" text:style-name="L1">
        <text:list-item>
          <text:p text:style-name="P2"><text:span text:style-name="Teletype"><text:span text:style-name="T1">Write program using enumerated types which when given today's ,date will print out tomorrow's date in the for 31st January, for example</text:span></text:span></text:p>
          <text:p text:style-name="P2"><text:span text:style-name="Teletype"><text:span text:style-name="T1"/></text:span></text:p>
        </text:list-item>
        <text:list-item>
          <text:p text:style-name="P3"><text:span text:style-name="Emphasis"><text:span text:style-name="T1">write a program that simulates a six sided dice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printout 6-14 random numbers for a lottery ticket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o convert an algebraic expression and turn it into RPN(Reverse Polish Notation) . Example: 2+3+4*5 = 2 3 4 + 5 *</text:span></text:span></text:p>
        </text:list-item>
        <text:list-item>
          <text:p text:style-name="P2"><text:span text:style-name="Emphasis"><text:span text:style-name="T1">write a program to convert polish notation back to algebraic form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take a string and convert it to its Morse code equivalent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program so that it will write the converted string into a file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program so that the user can either convert to Morse code or convert from Morse code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Solve the Towers of Hanoi problem up to 10 rings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take a number and reverse it , example : 123 will change to 321</text:span></text:span></text:p>
          <text:p text:style-name="P2"><text:soft-page-break/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act as a cash register , the program will take user input for a cash amount , the program will return the least amount of notes and coins required for the amount , limit the users input up to 50.00 Euro.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roll two dice and will printout the dices number from randomly generated numbers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Boat on the river problem : you must write a program that will determine the number of times the boat crosses a river carrying 2 passengers at a time , there are 3 kinds of passengers , wolfs , goats and people . The conditions are that the wolf and the goat cannot be on the same boat together crossing over or the wolf will eat the goat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your own version of sudoku , the rules are as follows</text:span></text:span></text:p>
          <text:p text:style-name="P2"><text:span text:style-name="Emphasis"><text:span text:style-name="T1">1.there are 81 tiles/spaces </text:span></text:span></text:p>
          <text:p text:style-name="P2"><text:span text:style-name="Emphasis"><text:span text:style-name="T1">2.each grid of 9 must have the numbers from 1-9 </text:span></text:span></text:p>
          <text:p text:style-name="P2"><text:span text:style-name="Emphasis"><text:span text:style-name="T1">3.each row must have the numbers from 1-9</text:span></text:span></text:p>
          <text:p text:style-name="P2"><text:span text:style-name="Emphasis"><text:span text:style-name="T1">4.each column must have the numbers from 1-9 </text:span></text:span></text:p>
          <text:p text:style-name="P2"><text:span text:style-name="Emphasis"><text:span text:style-name="T1">5.the board must be generated to have a maximum of 1 solution</text:span></text:span></text:p>
          <text:p text:style-name="P2"><text:span text:style-name="Emphasis"><text:span text:style-name="T1">6.there should be fail safes to prevent the program from accepting numbers and rogue characters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use the pigeon hole principle to find the number of N people who have the same birthday in the same Month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take the time and date from assctime and store it in a file called log.txt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that will store the error message that created </text:span></text:span><text:soft-page-break/><text:span text:style-name="Emphasis"><text:span text:style-name="T1">an error and save it in the file log.txt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simple log program , the basis of it is you'll create a header file that will contain functions to store a date and time and error message in a specific file for a program , the functions will be used when a program crashes so that the date and error message are saved in a file for reading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write a program using macro's and have it such that it almost looks like pseudo code , for the sake of knowing what to do , simply make a loop and have it stop at say adding 100 numbers from 0-99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create your own version of printf using variable arguments and have it be able to print integers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so that it can print floats as well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so that it can print doubles as well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program so that it can print characters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program so that it can print strings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so that it can print the hexadecimal value of a number,character,string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program so that it will print the octal value of a number,character or string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so that the function can print out the binary form of a letter , number or string</text:span></text:span></text:p>
        </text:list-item>
        <text:list-item>
          <text:p text:style-name="P2"><text:soft-page-break/><text:span text:style-name="Emphasis"><text:span text:style-name="T1">write a program that will create a directory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modify the above so that it will take arguments from the command line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<text:s/>create a function called word-length</text:span></text:span></text:p>
          <text:p text:style-name="P2"><text:span text:style-name="Emphasis"><text:span text:style-name="T1">it will compute the word length of the host machine</text:span></text:span></text:p>
          <text:p text:style-name="P2"><text:span text:style-name="Emphasis"><text:span text:style-name="T1">E.G the number of bits in a int 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<text:s/>write a function called rightrot(n,b)</text:span></text:span></text:p>
          <text:p text:style-name="P2"><text:span text:style-name="Emphasis"><text:span text:style-name="T1">which rotates the integer n to the right by b bit positions</text:span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<text:s/>create a program with a function invert(a,b,n)</text:span></text:span></text:p>
          <text:p text:style-name="P2"><text:span text:style-name="Emphasis"><text:span text:style-name="T1"><text:s/>which inverts the bits the n bits of x begin at position p</text:span></text:span></text:p>
          <text:p text:style-name="P2"><text:span text:style-name="Emphasis"><text:span text:style-name="T1"><text:s/>leaving the others unchanged</text:span></text:span></text:p>
          <text:p text:style-name="P2"><text:span text:style-name="Emphasis"><text:span text:style-name="T1"/></text:span></text:p>
          <text:p text:style-name="P2"><text:span text:style-name="Emphasis"><text:span text:style-name="T1"/></text:span></text:p>
        </text:list-item>
        <text:list-item>
          <text:p text:style-name="P2"><text:span text:style-name="Emphasis"><text:span text:style-name="T1"><text:s text:c="2"/>use the below code in a program </text:span></text:span></text:p>
          <text:p text:style-name="P2"><text:span text:style-name="Emphasis"><text:span text:style-name="T1"><text:s text:c="2"/>what does it do ? leave the anser in your comments </text:span></text:span></text:p>
          <text:p text:style-name="P2"><text:span text:style-name="Emphasis"><text:span text:style-name="T1"/></text:span></text:p>
          <text:p text:style-name="P2"><text:span text:style-name="Emphasis"><text:span text:style-name="T1">unsigned n;</text:span></text:span></text:p>
          <text:p text:style-name="P2"><text:span text:style-name="Emphasis"><text:span text:style-name="T1"/></text:span></text:p>
          <text:p text:style-name="P2"><text:span text:style-name="Emphasis"><text:span text:style-name="T1"><text:s text:c="2"/>int f(n)</text:span></text:span></text:p>
          <text:p text:style-name="P2"><text:span text:style-name="Emphasis"><text:span text:style-name="T1"><text:tab/>{</text:span></text:span></text:p>
          <text:p text:style-name="P2"><text:span text:style-name="Emphasis"><text:span text:style-name="T1"><text:tab/><text:tab/>int b;</text:span></text:span></text:p>
          <text:p text:style-name="P2"><text:span text:style-name="Emphasis"><text:span text:style-name="T1"/></text:span></text:p>
          <text:p text:style-name="P2"><text:span text:style-name="Emphasis"><text:span text:style-name="T1"><text:tab/><text:tab/>for( b=0 ; n != 0 ; n &gt;&gt;= 1)</text:span></text:span></text:p>
          <text:p text:style-name="P2"><text:span text:style-name="Emphasis"><text:span text:style-name="T1"><text:tab/><text:tab/>{</text:span></text:span></text:p>
          <text:p text:style-name="P2"><text:span text:style-name="Emphasis"><text:span text:style-name="T1"><text:tab/><text:tab/><text:tab/>if( n &amp; 01)</text:span></text:span></text:p>
          <text:p text:style-name="P2"><text:span text:style-name="Emphasis"><text:span text:style-name="T1"><text:tab/><text:tab/><text:tab/>{ </text:span></text:span></text:p>
          <text:p text:style-name="P2"><text:soft-page-break/><text:span text:style-name="Emphasis"><text:span text:style-name="T1"><text:tab/><text:tab/><text:tab/> <text:s text:c="2"/>b++; </text:span></text:span></text:p>
          <text:p text:style-name="P2"><text:span text:style-name="Emphasis"><text:span text:style-name="T1"><text:tab/><text:tab/><text:tab/>}</text:span></text:span></text:p>
          <text:p text:style-name="P2"><text:span text:style-name="Emphasis"><text:span text:style-name="T1"><text:tab/><text:tab/>}</text:span></text:span></text:p>
          <text:p text:style-name="P2"><text:span text:style-name="Emphasis"><text:span text:style-name="T1"><text:tab/><text:tab/>return (b);</text:span></text:span></text:p>
          <text:p text:style-name="P2"><text:span text:style-name="Emphasis"><text:span text:style-name="T1"><text:tab/>}</text:span></text:span></text:p>
        </text:list-item>
        <text:list-item>
          <text:p text:style-name="P2"><text:span text:style-name="Emphasis"><text:span text:style-name="T1"/></text:span></text:p>
        </text:list-item>
      </text:list>
      <text:p text:style-name="Text_20_body"><text:span text:style-name="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an o'keeffe</meta:initial-creator>
    <meta:creation-date>2011-06-08T14:29:35.68</meta:creation-date>
    <dc:date>2011-08-08T09:25:23.91</dc:date>
    <dc:creator>evan o'keeffe</dc:creator>
    <meta:editing-duration>PT33M32S</meta:editing-duration>
    <meta:editing-cycles>41</meta:editing-cycles>
    <meta:generator>OpenOffice.org/3.3$Win32 OpenOffice.org_project/330m20$Build-9567</meta:generator>
    <meta:document-statistic meta:table-count="0" meta:image-count="0" meta:object-count="0" meta:page-count="5" meta:paragraph-count="62" meta:word-count="851" meta:character-count="4313"/>
  </office:meta>
</office:document-meta>
</file>